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1.881cm" fo:min-width="2.88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1.881cm" fo:min-width="4.0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7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1.881cm" fo:min-width="0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fill="none" draw:textarea-horizontal-align="justify" draw:textarea-vertical-align="middle" draw:auto-grow-height="false" fo:wrap-option="wrap"/>
    </style:style>
    <style:style style:name="gr11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8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5.112cm"/>
    </style:style>
    <style:style style:name="gr14" style:family="graphic" style:parent-style-name="objectwithoutfill">
      <style:graphic-properties draw:stroke="dash" draw:stroke-dash="Line_20_Style_20_9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22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95cm" fo:min-width="4.1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2.05cm" fo:min-width="3.5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55cm" fo:min-width="1.7cm" fo:wrap-option="wrap"/>
    </style:style>
    <style:style style:name="gr20" style:family="graphic" style:parent-style-name="standard">
      <style:graphic-properties draw:textarea-horizontal-align="justify" draw:textarea-vertical-align="middle" draw:auto-grow-height="false" fo:min-height="0.221cm" fo:min-width="0.088cm"/>
    </style:style>
    <style:style style:name="gr21" style:family="graphic" style:parent-style-name="standard">
      <style:graphic-properties draw:textarea-horizontal-align="justify" draw:textarea-vertical-align="middle" draw:auto-grow-height="false" fo:min-height="1.55cm" fo:min-width="2.336cm"/>
    </style:style>
    <style:style style:name="gr22" style:family="graphic" style:parent-style-name="standard">
      <style:graphic-properties draw:textarea-horizontal-align="justify" draw:textarea-vertical-align="middle" draw:auto-grow-height="false" fo:min-height="1.55cm" fo:min-width="2.121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1.55cm" fo:min-width="2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2.05cm" fo:min-width="3.2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471cm" fo:min-width="2.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471cm" fo:min-width="3.09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423cm" fo:min-width="4.235cm"/>
    </style:style>
    <style:style style:name="gr28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2.351cm" fo:min-width="0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2.45cm" fo:min-width="3.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471cm" fo:min-width="4.7cm"/>
    </style:style>
    <style:style style:name="gr31" style:family="graphic" style:parent-style-name="standard">
      <style:graphic-properties draw:textarea-horizontal-align="justify" draw:textarea-vertical-align="middle" draw:auto-grow-height="false" fo:min-height="1.589cm" fo:min-width="0.05cm"/>
    </style:style>
    <style:style style:name="gr32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2cm" fo:min-width="2.368cm"/>
    </style:style>
    <style:style style:name="gr33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5cm" fo:min-width="1.59cm"/>
    </style:style>
    <style:style style:name="gr34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2cm" fo:min-width="1.733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37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2cm" fo:min-width="3.037cm"/>
    </style:style>
    <style:style style:name="gr38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2cm" fo:min-width="1.83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51cm"/>
    </style:style>
    <style:style style:name="gr41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1.881cm" fo:min-width="4.0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5.082cm"/>
    </style:style>
    <style:style style:name="gr43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85cm" svg:height="2.131cm" svg:x="2.4cm" svg:y="4.2cm">
          <draw:text-box>
            <text:p><text:span text:style-name="T1">entity Satellite ;</text:span></text:p>
            <text:p><text:span text:style-name="T1"><text:s text:c="2"/></text:span><text:span text:style-name="T1">nom: String ;</text:span></text:p>
            <text:p><text:span text:style-name="T1"><text:s text:c="2"/></text:span><text:span text:style-name="T1">id:Integer ;</text:span></text:p>
            <text:p><text:span text:style-name="T1">end_entity ;</text:span></text:p>
          </draw:text-box>
        </draw:frame>
        <draw:custom-shape draw:style-name="gr2" draw:text-style-name="P2" draw:layer="layout" svg:width="3.5cm" svg:height="2.3cm" svg:x="2.3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1cm" svg:x="5.8cm" svg:y="4.7cm">
          <text:p/>
          <draw:enhanced-geometry svg:viewBox="0 0 21600 21600" draw:text-areas="?f5 ?f1 ?f6 ?f2" draw:type="notched-right-arrow" draw:modifiers="11199.2007992008 6179.8365122615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3.5cm" svg:height="1.8cm" svg:x="6.9cm" svg:y="4.3cm">
          <text:p text:style-name="P2"><text:span text:style-name="T2">Analyseur</text:span></text:p>
          <draw:enhanced-geometry svg:viewBox="0 0 21600 21600" draw:mirror-horizontal="false" draw:mirror-vertical="false" draw:text-areas="0 0 ?f0 21600" draw:type="right-arrow-callout" draw:modifiers="16170.6940874036 4413.54802887285 17462.0913266685 8119.48917268184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" draw:text-style-name="P3" draw:layer="layout" svg:width="3.699cm" svg:height="1.8cm" svg:x="10.701cm" svg:y="4.301cm">
          <text:p text:style-name="P2"><text:span text:style-name="T2">Générateur</text:span></text:p>
          <text:p text:style-name="P2"><text:span text:style-name="T2">De code</text:span></text:p>
          <draw:enhanced-geometry svg:viewBox="0 0 21600 21600" draw:mirror-horizontal="false" draw:mirror-vertical="false" draw:text-areas="0 0 ?f0 21600" draw:type="right-arrow-callout" draw:modifiers="16556.6511627907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5" draw:text-style-name="P1" draw:layer="layout" svg:width="4.583cm" svg:height="2.131cm" svg:x="14.528cm" svg:y="4.169cm">
          <draw:text-box>
            <text:p><text:span text:style-name="T1">public class Satellite {</text:span></text:p>
            <text:p><text:span text:style-name="T1"><text:s text:c="2"/></text:span><text:span text:style-name="T1">String nom ;</text:span></text:p>
            <text:p><text:span text:style-name="T1"><text:s text:c="2"/></text:span><text:span text:style-name="T1">Integer id ;...</text:span></text:p>
            <text:p><text:span text:style-name="T1">}</text:span></text:p>
          </draw:text-box>
        </draw:frame>
        <draw:custom-shape draw:style-name="gr2" draw:text-style-name="P2" draw:layer="layout" svg:width="4.6cm" svg:height="2.2cm" svg:x="14.5cm" svg:y="4.1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.277cm" svg:height="0.962cm" svg:x="2.023cm" svg:y="6.538cm">
          <draw:text-box>
            <text:p>(1)</text:p>
          </draw:text-box>
        </draw:frame>
        <draw:frame draw:style-name="gr6" draw:layer="layout" svg:width="1.277cm" svg:height="0.962cm" svg:x="10.8cm" svg:y="6.438cm">
          <draw:text-box>
            <text:p>(2)</text:p>
          </draw:text-box>
        </draw:frame>
        <draw:frame draw:style-name="gr5" draw:text-style-name="P1" draw:layer="layout" svg:width="4.583cm" svg:height="2.131cm" svg:x="23.428cm" svg:y="13.169cm">
          <draw:text-box>
            <text:p><text:span text:style-name="T1">public class Satellite {</text:span></text:p>
            <text:p><text:span text:style-name="T1"><text:s text:c="2"/></text:span><text:span text:style-name="T1">String nom ;</text:span></text:p>
            <text:p><text:span text:style-name="T1"><text:s text:c="2"/></text:span><text:span text:style-name="T1">Integer id ;...</text:span></text:p>
            <text:p><text:span text:style-name="T1">}</text:span></text:p>
          </draw:text-box>
        </draw:frame>
        <draw:custom-shape draw:style-name="gr2" draw:text-style-name="P2" draw:layer="layout" svg:width="4.6cm" svg:height="2.2cm" svg:x="23.4cm" svg:y="13.1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.277cm" svg:height="0.962cm" svg:x="17.4cm" svg:y="15.5cm">
          <draw:text-box>
            <text:p>(2)</text:p>
          </draw:text-box>
        </draw:frame>
        <draw:frame draw:style-name="gr7" draw:text-style-name="P1" draw:layer="layout" svg:width="3.9cm" svg:height="2.131cm" svg:x="3.8cm" svg:y="13.1cm">
          <draw:text-box>
            <text:p><text:span text:style-name="T1">&lt;entity name= ...</text:span></text:p>
            <text:p><text:span text:style-name="T1"><text:s/></text:span><text:span text:style-name="T1">&lt;attribute …</text:span></text:p>
            <text:p><text:span text:style-name="T1"><text:s/></text:span><text:span text:style-name="T1">&lt;attribute ...</text:span></text:p>
            <text:p><text:span text:style-name="T1">&lt;entity&gt;</text:span></text:p>
          </draw:text-box>
        </draw:frame>
        <draw:custom-shape draw:style-name="gr2" draw:text-style-name="P2" draw:layer="layout" svg:width="4cm" svg:height="2.3cm" svg:x="3.7cm" svg:y="13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.277cm" svg:height="0.962cm" svg:x="3.4cm" svg:y="15.5cm">
          <draw:text-box>
            <text:p>(1)</text:p>
          </draw:text-box>
        </draw:frame>
        <draw:custom-shape draw:style-name="gr8" draw:text-style-name="P4" draw:layer="layout" svg:width="2.5cm" svg:height="1.8cm" svg:x="12.2cm" svg:y="13.3cm">
          <text:p text:style-name="P2"><text:span text:style-name="T3">Document</text:span></text:p>
          <text:p text:style-name="P2"><text:span text:style-name="T3">DOM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cm" svg:height="1.8cm" svg:x="17.7cm" svg:y="13.3cm">
          <text:p text:style-name="P2"><text:span text:style-name="T3">Graphe</text:span></text:p>
          <text:p text:style-name="P2"><text:span text:style-name="T3">d'obje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1cm" svg:x="7.7cm" svg:y="13.6cm">
          <text:p/>
          <draw:enhanced-geometry svg:viewBox="0 0 21600 21600" draw:text-areas="?f5 ?f1 ?f6 ?f2" draw:type="notched-right-arrow" draw:modifiers="11199.2007992008 6179.8365122615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3.699cm" svg:height="1.8cm" svg:x="19.701cm" svg:y="13.3cm">
          <text:p text:style-name="P2"><text:span text:style-name="T2">Générateur</text:span></text:p>
          <text:p text:style-name="P2"><text:span text:style-name="T2">De code</text:span></text:p>
          <draw:enhanced-geometry svg:viewBox="0 0 21600 21600" draw:mirror-horizontal="false" draw:mirror-vertical="false" draw:text-areas="0 0 ?f0 21600" draw:type="right-arrow-callout" draw:modifiers="16556.6511627907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" draw:text-style-name="P3" draw:layer="layout" svg:width="2.999cm" svg:height="1.8cm" svg:x="14.701cm" svg:y="13.3cm">
          <text:p text:style-name="P2"><text:span text:style-name="T2">Fabrique</text:span></text:p>
          <draw:enhanced-geometry svg:viewBox="0 0 21600 21600" draw:mirror-horizontal="false" draw:mirror-vertical="false" draw:text-areas="0 0 ?f0 21600" draw:type="right-arrow-callout" draw:modifiers="16556.6511627907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" draw:text-style-name="P3" draw:layer="layout" svg:width="3.5cm" svg:height="1.8cm" svg:x="8.7cm" svg:y="13.3cm">
          <text:p text:style-name="P2"><text:span text:style-name="T2">Analyseur</text:span></text:p>
          <text:p text:style-name="P2"><text:span text:style-name="T2">XML</text:span></text:p>
          <draw:enhanced-geometry svg:viewBox="0 0 21600 21600" draw:mirror-horizontal="false" draw:mirror-vertical="false" draw:text-areas="0 0 ?f0 21600" draw:type="right-arrow-callout" draw:modifiers="16170.6940874036 4413.54802887285 17462.0913266685 8119.48917268184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9" draw:text-style-name="P2" draw:layer="layout" svg:width="8.6cm" svg:height="4.6cm" svg:x="1.8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9.2cm" svg:height="4.6cm" svg:x="10.5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3.8cm" svg:height="4.6cm" svg:x="3.5cm" svg:y="11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0.8cm" svg:height="4.6cm" svg:x="17.5cm" svg:y="11.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5" draw:text-style-name="P1" draw:layer="layout" svg:width="4.583cm" svg:height="2.131cm" svg:x="21.928cm" svg:y="10.769cm">
          <draw:text-box>
            <text:p><text:span text:style-name="T1">public class Satellite {</text:span></text:p>
            <text:p><text:span text:style-name="T1"><text:s text:c="2"/></text:span><text:span text:style-name="T1">String nom ;</text:span></text:p>
            <text:p><text:span text:style-name="T1"><text:s text:c="2"/></text:span><text:span text:style-name="T1">Integer id ;...</text:span></text:p>
            <text:p><text:span text:style-name="T1">}</text:span></text:p>
          </draw:text-box>
        </draw:frame>
        <draw:custom-shape draw:style-name="gr2" draw:text-style-name="P2" draw:layer="layout" svg:width="4.6cm" svg:height="2.2cm" svg:x="21.9cm" svg:y="10.7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3.9cm" svg:height="2.131cm" svg:x="7.6cm" svg:y="10.7cm">
          <draw:text-box>
            <text:p><text:span text:style-name="T1">&lt;entity name= ...</text:span></text:p>
            <text:p><text:span text:style-name="T1"><text:s/></text:span><text:span text:style-name="T1">&lt;attribute …</text:span></text:p>
            <text:p><text:span text:style-name="T1"><text:s/></text:span><text:span text:style-name="T1">&lt;attribute ...</text:span></text:p>
            <text:p><text:span text:style-name="T1">&lt;entity&gt;</text:span></text:p>
          </draw:text-box>
        </draw:frame>
        <draw:custom-shape draw:style-name="gr2" draw:text-style-name="P2" xml:id="id1" draw:id="id1" draw:layer="layout" svg:width="4cm" svg:height="2.3cm" svg:x="7.5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3" draw:id="id3" draw:layer="layout" svg:width="2.2cm" svg:height="1.8cm" svg:x="16cm" svg:y="10.9cm">
          <text:p text:style-name="P2"><text:span text:style-name="T3">Graphe d'obje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1cm" svg:x="11.5cm" svg:y="11.2cm">
          <text:p/>
          <draw:enhanced-geometry svg:viewBox="0 0 21600 21600" draw:text-areas="?f5 ?f1 ?f6 ?f2" draw:type="notched-right-arrow" draw:modifiers="11199.2007992008 6179.8365122615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3.699cm" svg:height="1.8cm" svg:x="18.201cm" svg:y="10.9cm">
          <text:p text:style-name="P2"><text:span text:style-name="T2">Générateur</text:span></text:p>
          <text:p text:style-name="P2"><text:span text:style-name="T2">de code</text:span></text:p>
          <draw:enhanced-geometry svg:viewBox="0 0 21600 21600" draw:mirror-horizontal="false" draw:mirror-vertical="false" draw:text-areas="0 0 ?f0 21600" draw:type="right-arrow-callout" draw:modifiers="16556.6511627907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" draw:text-style-name="P3" draw:layer="layout" svg:width="3.5cm" svg:height="1.8cm" svg:x="12.5cm" svg:y="10.9cm">
          <text:p text:style-name="P2"><text:span text:style-name="T2">Analyseur</text:span></text:p>
          <text:p text:style-name="P2"><text:span text:style-name="T2">XML +</text:span></text:p>
          <text:p text:style-name="P2"><text:span text:style-name="T2">Fabrique</text:span></text:p>
          <draw:enhanced-geometry svg:viewBox="0 0 21600 21600" draw:mirror-horizontal="false" draw:mirror-vertical="false" draw:text-areas="0 0 ?f0 21600" draw:type="right-arrow-callout" draw:modifiers="16170.6940874036 4413.54802887285 17462.0913266685 8119.48917268184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8" draw:text-style-name="P4" xml:id="id2" draw:id="id2" draw:layer="layout" svg:width="2.5cm" svg:height="1.8cm" svg:x="8.2cm" svg:y="6.4cm">
          <text:p text:style-name="P2"><text:span text:style-name="T3">DTD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4" draw:id="id4" draw:layer="layout" svg:width="3.7cm" svg:height="2.3cm" svg:x="13.2cm" svg:y="6.3cm">
          <text:p text:style-name="P2"><text:span text:style-name="T3">Méta-modèle <text:s/>en Java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9.5cm" svg:y1="10.6cm" svg:x2="9.45cm" svg:y2="8.2cm" draw:start-shape="id1" draw:start-glue-point="0" draw:end-shape="id2" draw:end-glue-point="2" svg:d="M9500 10600l-50-2400" svg:viewBox="0 0 51 2401">
          <text:p/>
        </draw:connector>
        <draw:connector draw:style-name="gr11" draw:text-style-name="P2" draw:layer="layout" draw:type="line" svg:x1="17.1cm" svg:y1="10.9cm" svg:x2="15.05cm" svg:y2="8.6cm" draw:start-shape="id3" draw:start-glue-point="0" draw:end-shape="id4" draw:end-glue-point="2" svg:d="M17100 10900l-2050-2300" svg:viewBox="0 0 2051 2301">
          <text:p/>
        </draw:connector>
        <draw:frame draw:style-name="gr12" draw:text-style-name="P1" draw:layer="layout" svg:width="3.313cm" svg:height="0.721cm" svg:x="15.5cm" svg:y="13.079cm">
          <draw:text-box>
            <text:p><text:span text:style-name="T1">Modèle interne</text:span></text:p>
          </draw:text-box>
        </draw:frame>
        <draw:frame draw:style-name="gr13" draw:text-style-name="P1" draw:layer="layout" svg:width="5.612cm" svg:height="0.721cm" svg:x="6.7cm" svg:y="13.079cm">
          <draw:text-box>
            <text:p><text:span text:style-name="T1">Modèle de donnée en XML</text:span></text:p>
          </draw:text-box>
        </draw:frame>
        <draw:custom-shape draw:style-name="gr10" draw:text-style-name="P4" xml:id="id5" draw:id="id5" draw:layer="layout" svg:width="3.7cm" svg:height="2.3cm" svg:x="17.2cm" svg:y="6.3cm">
          <text:p text:style-name="P2"><text:span text:style-name="T3">Méta-modèle <text:s/>en UML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17.1cm" svg:y1="10.9cm" svg:x2="19.05cm" svg:y2="8.6cm" draw:start-shape="id3" draw:start-glue-point="0" draw:end-shape="id5" draw:end-glue-point="2" svg:d="M17100 10900l1950-2300" svg:viewBox="0 0 1951 2301">
          <text:p/>
        </draw:connector>
        <draw:line draw:style-name="gr14" draw:text-style-name="P2" draw:layer="layout" svg:x1="2.5cm" svg:y1="9.3cm" svg:x2="27cm" svg:y2="9.3cm">
          <text:p/>
        </draw:line>
        <draw:frame draw:style-name="gr15" draw:layer="layout" svg:width="4.735cm" svg:height="1.673cm" svg:x="2.4cm" svg:y="6.6cm">
          <draw:text-box>
            <text:p>Description de </text:p>
            <text:p><text:span text:style-name="T4">minispec</text:span></text:p>
          </draw:text-box>
        </draw:frame>
        <draw:frame draw:style-name="gr16" draw:text-style-name="P1" draw:layer="layout" svg:width="2.72cm" svg:height="0.721cm" svg:x="8.1cm" svg:y="9.5cm">
          <draw:text-box>
            <text:p><text:span text:style-name="T1">Conforme à</text:span></text:p>
          </draw:text-box>
        </draw:frame>
        <draw:frame draw:style-name="gr16" draw:text-style-name="P1" draw:layer="layout" svg:width="2.72cm" svg:height="0.721cm" svg:x="15.7cm" svg:y="9.579cm">
          <draw:text-box>
            <text:p><text:span text:style-name="T1">Conforme à</text:span></text:p>
          </draw:text-box>
        </draw:frame>
      </draw:page>
      <draw:page draw:name="page3" draw:style-name="dp1" draw:master-page-name="Default">
        <draw:frame draw:style-name="gr5" draw:text-style-name="P1" draw:layer="layout" svg:width="4.583cm" svg:height="2.131cm" svg:x="21.929cm" svg:y="6.969cm">
          <draw:text-box>
            <text:p><text:span text:style-name="T1">public class Satellite {</text:span></text:p>
            <text:p><text:span text:style-name="T1"><text:s text:c="2"/></text:span><text:span text:style-name="T1">String nom ;</text:span></text:p>
            <text:p><text:span text:style-name="T1"><text:s text:c="2"/></text:span><text:span text:style-name="T1">Integer id ;...</text:span></text:p>
            <text:p><text:span text:style-name="T1">}</text:span></text:p>
          </draw:text-box>
        </draw:frame>
        <draw:custom-shape draw:style-name="gr17" draw:text-style-name="P2" draw:layer="layout" svg:width="4.6cm" svg:height="2.2cm" svg:x="21.901cm" svg:y="6.9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3.9cm" svg:height="2.131cm" svg:x="7.601cm" svg:y="6.9cm">
          <draw:text-box>
            <text:p><text:span text:style-name="T1">&lt;entity name= ...</text:span></text:p>
            <text:p><text:span text:style-name="T1"><text:s/></text:span><text:span text:style-name="T1">&lt;attribute …</text:span></text:p>
            <text:p><text:span text:style-name="T1"><text:s/></text:span><text:span text:style-name="T1">&lt;attribute ...</text:span></text:p>
            <text:p><text:span text:style-name="T1">&lt;entity&gt;</text:span></text:p>
          </draw:text-box>
        </draw:frame>
        <draw:custom-shape draw:style-name="gr18" draw:text-style-name="P2" xml:id="id6" draw:id="id6" draw:layer="layout" svg:width="4cm" svg:height="2.3cm" svg:x="7.501cm" svg:y="6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xml:id="id8" draw:id="id8" draw:layer="layout" svg:width="2.2cm" svg:height="1.8cm" svg:x="16.001cm" svg:y="7.1cm">
          <text:p text:style-name="P2"><text:span text:style-name="T3">Graphe d'objet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cm" svg:height="1.1cm" svg:x="11.501cm" svg:y="7.4cm">
          <text:p/>
          <draw:enhanced-geometry svg:viewBox="0 0 21600 21600" draw:text-areas="?f5 ?f1 ?f6 ?f2" draw:type="notched-right-arrow" draw:modifiers="11199.2007992008 6179.8365122615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" draw:layer="layout" svg:width="3.699cm" svg:height="1.8cm" svg:x="18.202cm" svg:y="7.1cm">
          <text:p text:style-name="P2"><text:span text:style-name="T2">Générateur</text:span></text:p>
          <text:p text:style-name="P2"><text:span text:style-name="T2">de code</text:span></text:p>
          <draw:enhanced-geometry svg:viewBox="0 0 21600 21600" draw:mirror-horizontal="false" draw:mirror-vertical="false" draw:text-areas="0 0 ?f0 21600" draw:type="right-arrow-callout" draw:modifiers="16556.6511627907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2" draw:text-style-name="P3" draw:layer="layout" svg:width="3.5cm" svg:height="1.8cm" svg:x="12.501cm" svg:y="7.1cm">
          <text:p text:style-name="P2"><text:span text:style-name="T2">Analyseur</text:span></text:p>
          <text:p text:style-name="P2"><text:span text:style-name="T2">XML +</text:span></text:p>
          <text:p text:style-name="P2"><text:span text:style-name="T2">Fabrique</text:span></text:p>
          <draw:enhanced-geometry svg:viewBox="0 0 21600 21600" draw:mirror-horizontal="false" draw:mirror-vertical="false" draw:text-areas="0 0 ?f0 21600" draw:type="right-arrow-callout" draw:modifiers="16170.6940874036 4413.54802887285 17462.0913266685 8119.48917268184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3" draw:text-style-name="P4" xml:id="id7" draw:id="id7" draw:layer="layout" svg:width="2.5cm" svg:height="1.8cm" svg:x="8.201cm" svg:y="2.6cm">
          <text:p text:style-name="P2"><text:span text:style-name="T3">DTD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9" draw:id="id9" draw:layer="layout" svg:width="3.7cm" svg:height="2.3cm" svg:x="13.201cm" svg:y="2.5cm">
          <text:p text:style-name="P2"><text:span text:style-name="T3">Méta-modèle de minispec en Java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9.501cm" svg:y1="6.8cm" svg:x2="9.451cm" svg:y2="4.4cm" draw:start-shape="id6" draw:start-glue-point="0" draw:end-shape="id7" draw:end-glue-point="2" svg:d="M9501 6800l-50-2400" svg:viewBox="0 0 51 2401">
          <text:p/>
        </draw:connector>
        <draw:connector draw:style-name="gr11" draw:text-style-name="P2" draw:layer="layout" draw:type="line" svg:x1="17.101cm" svg:y1="7.1cm" svg:x2="15.051cm" svg:y2="4.8cm" draw:start-shape="id8" draw:start-glue-point="0" draw:end-shape="id9" draw:end-glue-point="2" svg:d="M17101 7100l-2050-2300" svg:viewBox="0 0 2051 2301">
          <text:p/>
        </draw:connector>
        <draw:frame draw:style-name="gr25" draw:text-style-name="P5" draw:layer="layout" svg:width="3.699cm" svg:height="1.121cm" svg:x="15.201cm" svg:y="8.979cm">
          <draw:text-box>
            <text:p text:style-name="P2"><text:span text:style-name="T1">Modèle minispec <text:s/>interne</text:span></text:p>
          </draw:text-box>
        </draw:frame>
        <draw:frame draw:style-name="gr26" draw:text-style-name="P1" draw:layer="layout" svg:width="3.499cm" svg:height="1.2cm" svg:x="4.2cm" svg:y="7.4cm">
          <draw:text-box>
            <text:p><text:span text:style-name="T1">Modèle de donnée en XML</text:span></text:p>
          </draw:text-box>
        </draw:frame>
        <draw:custom-shape draw:style-name="gr24" draw:text-style-name="P4" xml:id="id10" draw:id="id10" draw:layer="layout" svg:width="3.7cm" svg:height="2.3cm" svg:x="17.201cm" svg:y="2.5cm">
          <text:p text:style-name="P2"><text:span text:style-name="T3">Méta-modèle de minispec en UML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17.101cm" svg:y1="7.1cm" svg:x2="19.051cm" svg:y2="4.8cm" draw:start-shape="id8" draw:start-glue-point="0" draw:end-shape="id10" draw:end-glue-point="2" svg:d="M17101 7100l1950-2300" svg:viewBox="0 0 1951 2301">
          <text:p/>
        </draw:connector>
        <draw:line draw:style-name="gr14" draw:text-style-name="P2" draw:layer="layout" svg:x1="2.501cm" svg:y1="5.5cm" svg:x2="27.001cm" svg:y2="5.5cm">
          <text:p/>
        </draw:line>
        <draw:frame draw:style-name="gr27" draw:text-style-name="P6" draw:layer="layout" svg:width="6.235cm" svg:height="2.6cm" svg:x="3.765cm" svg:y="15.3cm">
          <draw:text-box>
            <text:p><text:span text:style-name="T5">Description des p</text:span><text:span text:style-name="T6">aramètres pour la génération de code</text:span></text:p>
          </draw:text-box>
        </draw:frame>
        <draw:frame draw:style-name="gr16" draw:text-style-name="P1" draw:layer="layout" svg:width="2.72cm" svg:height="0.721cm" svg:x="8.101cm" svg:y="5.7cm">
          <draw:text-box>
            <text:p><text:span text:style-name="T1">Conforme à</text:span></text:p>
          </draw:text-box>
        </draw:frame>
        <draw:frame draw:style-name="gr16" draw:text-style-name="P1" draw:layer="layout" svg:width="2.72cm" svg:height="0.721cm" svg:x="15.701cm" svg:y="5.779cm">
          <draw:text-box>
            <text:p><text:span text:style-name="T1">Conforme à</text:span></text:p>
          </draw:text-box>
        </draw:frame>
        <draw:frame draw:style-name="gr28" draw:text-style-name="P1" xml:id="id11" draw:id="id11" draw:layer="layout" svg:width="4.3cm" svg:height="2.601cm" svg:x="9.9cm" svg:y="10.999cm">
          <draw:text-box>
            <text:p><text:span text:style-name="T1">&lt;java-code</text:span></text:p>
            <text:p><text:span text:style-name="T1"><text:s text:c="2"/></text:span><text:span text:style-name="T1">&lt;import model=…</text:span></text:p>
            <text:p><text:span text:style-name="T1"><text:s text:c="2"/></text:span><text:span text:style-name="T1">&lt;import model=…</text:span></text:p>
            <text:p><text:span text:style-name="T1"><text:s text:c="2"/></text:span><text:span text:style-name="T1">&lt;import model=...</text:span></text:p>
          </draw:text-box>
        </draw:frame>
        <draw:custom-shape draw:style-name="gr29" draw:text-style-name="P2" draw:layer="layout" svg:width="4.3cm" svg:height="2.7cm" svg:x="9.9cm" svg:y="10.9cm">
          <text:p/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4.171cm" svg:height="1.187cm" svg:x="5.629cm" svg:y="11.613cm">
          <draw:text-box>
            <text:p text:style-name="P2"><text:span text:style-name="T1">Paramètres pour la génération de code</text:span></text:p>
          </draw:text-box>
        </draw:frame>
        <draw:custom-shape draw:style-name="gr31" draw:text-style-name="P2" draw:layer="layout" svg:width="1.1cm" svg:height="2.1cm" svg:x="19.1cm" svg:y="8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4" xml:id="id12" draw:id="id12" draw:layer="layout" svg:width="2.5cm" svg:height="1.8cm" svg:x="10.8cm" svg:y="15.7cm">
          <text:p text:style-name="P2"><text:span text:style-name="T3">DTD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12.05cm" svg:y1="13.6cm" svg:x2="12.05cm" svg:y2="15.7cm" draw:start-shape="id11" draw:end-shape="id12" draw:end-glue-point="0" svg:d="M12050 13600v2100" svg:viewBox="0 0 1 2101">
          <text:p/>
        </draw:connector>
        <draw:frame draw:style-name="gr16" draw:text-style-name="P1" draw:layer="layout" svg:width="2.72cm" svg:height="0.721cm" svg:x="10.688cm" svg:y="14.379cm">
          <draw:text-box>
            <text:p><text:span text:style-name="T1">Conforme à</text:span></text:p>
          </draw:text-box>
        </draw:frame>
        <draw:custom-shape draw:style-name="gr19" draw:text-style-name="P4" xml:id="id13" draw:id="id13" draw:layer="layout" svg:width="2.2cm" svg:height="1.8cm" svg:x="18.5cm" svg:y="11.2cm">
          <text:p text:style-name="P2"><text:span text:style-name="T3">Graphe d'objets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3.5cm" svg:height="1.8cm" svg:x="15cm" svg:y="11.2cm">
          <text:p text:style-name="P2"><text:span text:style-name="T2">Analyseur</text:span></text:p>
          <text:p text:style-name="P2"><text:span text:style-name="T2">XML +</text:span></text:p>
          <text:p text:style-name="P2"><text:span text:style-name="T2">Fabrique</text:span></text:p>
          <draw:enhanced-geometry svg:viewBox="0 0 21600 21600" draw:mirror-horizontal="false" draw:mirror-vertical="false" draw:text-areas="0 0 ?f0 21600" draw:type="right-arrow-callout" draw:modifiers="16170.6940874036 4413.54802887285 17462.0913266685 8119.48917268184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25" draw:text-style-name="P5" draw:layer="layout" svg:width="2.8cm" svg:height="1.721cm" svg:x="20.8cm" svg:y="11.279cm">
          <draw:text-box>
            <text:p text:style-name="P2"><text:span text:style-name="T1">Modèle interne des paramètres</text:span></text:p>
          </draw:text-box>
        </draw:frame>
        <draw:custom-shape draw:style-name="gr20" draw:text-style-name="P2" draw:layer="layout" svg:width="1cm" svg:height="1.1cm" svg:x="14cm" svg:y="11.6cm">
          <text:p/>
          <draw:enhanced-geometry svg:viewBox="0 0 21600 21600" draw:text-areas="?f5 ?f1 ?f6 ?f2" draw:type="notched-right-arrow" draw:modifiers="11199.2007992008 6179.8365122615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xml:id="id14" draw:id="id14" draw:layer="layout" svg:width="3.7cm" svg:height="2.3cm" svg:x="15.8cm" svg:y="15.6cm">
          <text:p text:style-name="P2"><text:span text:style-name="T3">Méta-modèle des paramètres en Java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19.6cm" svg:y1="13cm" svg:x2="17.65cm" svg:y2="15.6cm" draw:start-shape="id13" draw:start-glue-point="2" draw:end-shape="id14" draw:end-glue-point="0" svg:d="M19600 13000l-1950 2600" svg:viewBox="0 0 1951 2601">
          <text:p/>
        </draw:connector>
        <draw:custom-shape draw:style-name="gr24" draw:text-style-name="P4" xml:id="id15" draw:id="id15" draw:layer="layout" svg:width="3.7cm" svg:height="2.3cm" svg:x="19.8cm" svg:y="15.6cm">
          <text:p text:style-name="P2"><text:span text:style-name="T3">Méta-modèle des paramètres en UML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19.6cm" svg:y1="13cm" svg:x2="21.65cm" svg:y2="15.6cm" draw:start-shape="id13" draw:start-glue-point="2" draw:end-shape="id15" draw:end-glue-point="0" svg:d="M19600 13000l2050 2600" svg:viewBox="0 0 2051 2601">
          <text:p/>
        </draw:connector>
        <draw:frame draw:style-name="gr16" draw:text-style-name="P1" draw:layer="layout" svg:width="2.72cm" svg:height="0.721cm" svg:x="18.288cm" svg:y="13.979cm">
          <draw:text-box>
            <text:p><text:span text:style-name="T1">Conforme à</text:span></text:p>
          </draw:text-box>
        </draw:frame>
        <draw:line draw:style-name="gr14" draw:text-style-name="P2" draw:layer="layout" svg:x1="2.6cm" svg:y1="13.9cm" svg:x2="27.1cm" svg:y2="13.9cm">
          <text:p/>
        </draw:line>
        <draw:frame draw:style-name="gr27" draw:layer="layout" svg:width="5.635cm" svg:height="1.9cm" svg:x="2.165cm" svg:y="2.6cm">
          <draw:text-box>
            <text:p>Description du langage <text:span text:style-name="T4">Minispec</text:span></text:p>
          </draw:text-box>
        </draw:frame>
      </draw:page>
      <draw:page draw:name="page4" draw:style-name="dp1" draw:master-page-name="Default">
        <draw:frame draw:style-name="gr32" draw:layer="layout" svg:width="2.868cm" svg:height="0.962cm" svg:x="23.4cm" svg:y="4.5cm">
          <draw:text-box>
            <text:p>Attribute</text:p>
          </draw:text-box>
        </draw:frame>
        <draw:frame draw:style-name="gr33" draw:layer="layout" svg:width="2.09cm" svg:height="1cm" svg:x="18.4cm" svg:y="4.5cm">
          <draw:text-box>
            <text:p>Entity</text:p>
          </draw:text-box>
        </draw:frame>
        <draw:frame draw:style-name="gr34" draw:layer="layout" svg:width="2.233cm" svg:height="0.962cm" svg:x="13.967cm" svg:y="4.5cm">
          <draw:text-box>
            <text:p>Model</text:p>
          </draw:text-box>
        </draw:frame>
        <draw:line draw:style-name="gr35" draw:text-style-name="P2" draw:layer="layout" svg:x1="16.2cm" svg:y1="5cm" svg:x2="18.5cm" svg:y2="5cm">
          <text:p/>
        </draw:line>
        <draw:line draw:style-name="gr35" draw:text-style-name="P2" draw:layer="layout" svg:x1="20.6cm" svg:y1="5cm" svg:x2="23.4cm" svg:y2="5cm">
          <text:p/>
        </draw:line>
        <draw:frame draw:style-name="gr36" draw:layer="layout" svg:width="1.455cm" svg:height="0.962cm" svg:x="16.9cm" svg:y="4.2cm">
          <draw:text-box>
            <text:p>0..*</text:p>
          </draw:text-box>
        </draw:frame>
        <draw:frame draw:style-name="gr36" draw:layer="layout" svg:width="1.455cm" svg:height="0.962cm" svg:x="21.745cm" svg:y="4.238cm">
          <draw:text-box>
            <text:p>0..*</text:p>
          </draw:text-box>
        </draw:frame>
      </draw:page>
      <draw:page draw:name="page5" draw:style-name="dp1" draw:master-page-name="Default">
        <draw:frame draw:style-name="gr34" draw:layer="layout" svg:width="2.233cm" svg:height="0.962cm" svg:x="13.969cm" svg:y="4.501cm">
          <draw:text-box>
            <text:p>Model</text:p>
          </draw:text-box>
        </draw:frame>
        <draw:line draw:style-name="gr35" draw:text-style-name="P2" draw:layer="layout" svg:x1="9.002cm" svg:y1="5.001cm" svg:x2="14.002cm" svg:y2="5.001cm">
          <text:p/>
        </draw:line>
        <draw:frame draw:style-name="gr36" draw:layer="layout" svg:width="1.455cm" svg:height="0.962cm" svg:x="12.302cm" svg:y="4.201cm">
          <draw:text-box>
            <text:p>1..*</text:p>
          </draw:text-box>
        </draw:frame>
        <draw:frame draw:style-name="gr37" draw:layer="layout" svg:width="3.537cm" svg:height="0.962cm" svg:x="5.369cm" svg:y="4.439cm">
          <draw:text-box>
            <text:p>Repository</text:p>
          </draw:text-box>
        </draw:frame>
        <draw:line draw:style-name="gr35" draw:text-style-name="P2" draw:layer="layout" svg:x1="7.102cm" svg:y1="5.401cm" svg:x2="7.102cm" svg:y2="8.001cm">
          <text:p/>
        </draw:line>
        <draw:frame draw:style-name="gr36" draw:layer="layout" svg:width="1.455cm" svg:height="0.962cm" svg:x="7.402cm" svg:y="6.801cm">
          <draw:text-box>
            <text:p>0..*</text:p>
          </draw:text-box>
        </draw:frame>
        <draw:frame draw:style-name="gr38" draw:layer="layout" svg:width="2.339cm" svg:height="0.962cm" svg:x="6.002cm" svg:y="7.939cm">
          <draw:text-box>
            <text:p>Object</text:p>
          </draw:text-box>
        </draw:frame>
        <draw:frame draw:style-name="gr39" draw:layer="layout" svg:width="3.186cm" svg:height="0.962cm" svg:x="5.852cm" svg:y="5.484cm">
          <draw:text-box>
            <text:p>instances</text:p>
          </draw:text-box>
        </draw:frame>
        <draw:frame draw:style-name="gr40" draw:layer="layout" svg:width="2.551cm" svg:height="0.962cm" svg:x="8.916cm" svg:y="4.139cm">
          <draw:text-box>
            <text:p>models</text:p>
          </draw:text-box>
        </draw:frame>
      </draw:page>
      <draw:page draw:name="page6" draw:style-name="dp1" draw:master-page-name="Default">
        <draw:frame draw:style-name="gr41" draw:text-style-name="P1" draw:layer="layout" svg:width="4.57cm" svg:height="2.131cm" svg:x="21.93cm" svg:y="10.7cm">
          <draw:text-box>
            <text:p><text:span text:style-name="T1">Process P ;</text:span></text:p>
            <text:p><text:span text:style-name="T1"><text:s/></text:span><text:span text:style-name="T1">State ..</text:span></text:p>
            <text:p><text:span text:style-name="T1"><text:s/></text:span><text:span text:style-name="T1">State ..</text:span></text:p>
          </draw:text-box>
        </draw:frame>
        <draw:custom-shape draw:style-name="gr17" draw:text-style-name="P2" draw:layer="layout" svg:width="4.6cm" svg:height="2.2cm" svg:x="21.9cm" svg:y="10.7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3.9cm" svg:height="2.601cm" svg:x="7.6cm" svg:y="10.7cm">
          <draw:text-box>
            <text:p><text:span text:style-name="T1">&lt;processus name= « P »</text:span></text:p>
            <text:p><text:span text:style-name="T1"><text:s/></text:span><text:span text:style-name="T1">&lt;etat …</text:span></text:p>
            <text:p><text:span text:style-name="T1"><text:s/></text:span><text:span text:style-name="T1">&lt;etat ...</text:span></text:p>
            <text:p><text:span text:style-name="T1">&lt;processus&gt;</text:span></text:p>
          </draw:text-box>
        </draw:frame>
        <draw:custom-shape draw:style-name="gr18" draw:text-style-name="P2" xml:id="id16" draw:id="id16" draw:layer="layout" svg:width="4cm" svg:height="2.7cm" svg:x="7.5cm" svg:y="10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xml:id="id18" draw:id="id18" draw:layer="layout" svg:width="2.2cm" svg:height="1.8cm" svg:x="16cm" svg:y="10.9cm">
          <text:p text:style-name="P2"><text:span text:style-name="T3">Graphe d'objet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cm" svg:height="1.1cm" svg:x="11.5cm" svg:y="11.2cm">
          <text:p/>
          <draw:enhanced-geometry svg:viewBox="0 0 21600 21600" draw:text-areas="?f5 ?f1 ?f6 ?f2" draw:type="notched-right-arrow" draw:modifiers="11199.2007992008 6179.8365122615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" draw:layer="layout" svg:width="3.699cm" svg:height="1.8cm" svg:x="18.201cm" svg:y="10.9cm">
          <text:p text:style-name="P2"><text:span text:style-name="T2">Générateur</text:span></text:p>
          <text:p text:style-name="P2"><text:span text:style-name="T2">de code</text:span></text:p>
          <draw:enhanced-geometry svg:viewBox="0 0 21600 21600" draw:mirror-horizontal="false" draw:mirror-vertical="false" draw:text-areas="0 0 ?f0 21600" draw:type="right-arrow-callout" draw:modifiers="16556.6511627907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2" draw:text-style-name="P3" draw:layer="layout" svg:width="3.5cm" svg:height="1.8cm" svg:x="12.5cm" svg:y="10.9cm">
          <text:p text:style-name="P2"><text:span text:style-name="T2">Analyseur</text:span></text:p>
          <text:p text:style-name="P2"><text:span text:style-name="T2">XML +</text:span></text:p>
          <text:p text:style-name="P2"><text:span text:style-name="T2">Fabrique</text:span></text:p>
          <draw:enhanced-geometry svg:viewBox="0 0 21600 21600" draw:mirror-horizontal="false" draw:mirror-vertical="false" draw:text-areas="0 0 ?f0 21600" draw:type="right-arrow-callout" draw:modifiers="16170.6940874036 4413.54802887285 17462.0913266685 8119.48917268184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3" draw:text-style-name="P4" xml:id="id17" draw:id="id17" draw:layer="layout" svg:width="2.5cm" svg:height="1.8cm" svg:x="8.2cm" svg:y="6.4cm">
          <text:p text:style-name="P2"><text:span text:style-name="T3">DTD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19" draw:id="id19" draw:layer="layout" svg:width="3.7cm" svg:height="2.3cm" svg:x="13.2cm" svg:y="6.3cm">
          <text:p text:style-name="P2"><text:span text:style-name="T3">Méta-modèle <text:s/>en Java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9.5cm" svg:y1="10.6cm" svg:x2="9.45cm" svg:y2="8.2cm" draw:start-shape="id16" draw:start-glue-point="0" draw:end-shape="id17" draw:end-glue-point="2" svg:d="M9500 10600l-50-2400" svg:viewBox="0 0 51 2401">
          <text:p/>
        </draw:connector>
        <draw:connector draw:style-name="gr11" draw:text-style-name="P2" draw:layer="layout" draw:type="line" svg:x1="17.1cm" svg:y1="10.9cm" svg:x2="15.05cm" svg:y2="8.6cm" draw:start-shape="id18" draw:start-glue-point="0" draw:end-shape="id19" draw:end-glue-point="2" svg:d="M17100 10900l-2050-2300" svg:viewBox="0 0 2051 2301">
          <text:p/>
        </draw:connector>
        <draw:frame draw:style-name="gr12" draw:text-style-name="P1" draw:layer="layout" svg:width="3.313cm" svg:height="0.721cm" svg:x="15.5cm" svg:y="13.079cm">
          <draw:text-box>
            <text:p><text:span text:style-name="T1">Modèle interne</text:span></text:p>
          </draw:text-box>
        </draw:frame>
        <draw:frame draw:style-name="gr42" draw:text-style-name="P1" draw:layer="layout" svg:width="5.582cm" svg:height="0.721cm" svg:x="6.9cm" svg:y="13.379cm">
          <draw:text-box>
            <text:p><text:span text:style-name="T1">Spécification SDL en XML</text:span></text:p>
          </draw:text-box>
        </draw:frame>
        <draw:custom-shape draw:style-name="gr24" draw:text-style-name="P4" xml:id="id20" draw:id="id20" draw:layer="layout" svg:width="3.7cm" svg:height="2.3cm" svg:x="17.2cm" svg:y="6.3cm">
          <text:p text:style-name="P2"><text:span text:style-name="T3">Méta-modèle <text:s/>en ecore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17.1cm" svg:y1="10.9cm" svg:x2="19.05cm" svg:y2="8.6cm" draw:start-shape="id18" draw:start-glue-point="0" draw:end-shape="id20" draw:end-glue-point="2" svg:d="M17100 10900l1950-2300" svg:viewBox="0 0 1951 2301">
          <text:p/>
        </draw:connector>
        <draw:line draw:style-name="gr14" draw:text-style-name="P2" draw:layer="layout" svg:x1="2.5cm" svg:y1="8.6cm" svg:x2="27cm" svg:y2="8.6cm">
          <text:p/>
        </draw:line>
        <draw:frame draw:style-name="gr15" draw:layer="layout" svg:width="4.735cm" svg:height="1.673cm" svg:x="2.4cm" svg:y="6.6cm">
          <draw:text-box>
            <text:p>Description de </text:p>
            <text:p><text:span text:style-name="T4">SDL</text:span></text:p>
          </draw:text-box>
        </draw:frame>
        <draw:frame draw:style-name="gr16" draw:text-style-name="P1" draw:layer="layout" svg:width="2.72cm" svg:height="0.721cm" svg:x="8.1cm" svg:y="9.5cm">
          <draw:text-box>
            <text:p><text:span text:style-name="T1">Conforme à</text:span></text:p>
          </draw:text-box>
        </draw:frame>
        <draw:frame draw:style-name="gr16" draw:text-style-name="P1" draw:layer="layout" svg:width="2.72cm" svg:height="0.721cm" svg:x="15.7cm" svg:y="9.579cm">
          <draw:text-box>
            <text:p><text:span text:style-name="T1">Conforme à</text:span></text:p>
          </draw:text-box>
        </draw:frame>
        <draw:connector draw:style-name="gr43" draw:text-style-name="P7" draw:layer="layout" draw:line-skew="-0.499cm" svg:x1="19.05cm" svg:y1="6.3cm" svg:x2="15.05cm" svg:y2="6.3cm" draw:start-shape="id20" draw:start-glue-point="0" draw:end-shape="id19" draw:end-glue-point="0" svg:d="M19050 6300v-1000h-4000v1000" svg:viewBox="0 0 4001 1001">
          <text:p text:style-name="P2"><text:span text:style-name="T7">Description direct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0T11:34:34.188326000</meta:creation-date>
    <dc:date>2017-10-25T15:40:35.221633000</dc:date>
    <meta:editing-duration>PT1H7M9S</meta:editing-duration>
    <meta:editing-cycles>17</meta:editing-cycles>
    <meta:generator>LibreOffice/4.2.6.3$MacOSX_x86 LibreOffice_project/3fd416d4c6db7d3204c17ce57a1d70f6e531ee21</meta:generator>
    <meta:document-statistic meta:object-count="120"/>
  </office:meta>
</office:document-meta>
</file>